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Text_20_body">
      <style:text-properties officeooo:rsid="000933f5" officeooo:paragraph-rsid="000933f5"/>
    </style:style>
    <style:style style:name="P2" style:family="paragraph" style:parent-style-name="Text_20_body">
      <style:text-properties officeooo:paragraph-rsid="000a2332"/>
    </style:style>
    <style:style style:name="P3" style:family="paragraph" style:parent-style-name="Text_20_body">
      <style:text-properties officeooo:rsid="000a280c" officeooo:paragraph-rsid="000a280c"/>
    </style:style>
    <style:style style:name="P4" style:family="paragraph" style:parent-style-name="Subtitle">
      <style:text-properties style:text-underline-style="solid" style:text-underline-width="auto" style:text-underline-color="font-color" officeooo:rsid="000a280c" officeooo:paragraph-rsid="000a280c"/>
    </style:style>
    <style:style style:name="P5" style:family="paragraph" style:parent-style-name="Text_20_body">
      <style:text-properties officeooo:paragraph-rsid="000a2332"/>
    </style:style>
    <style:style style:name="P6" style:family="paragraph" style:parent-style-name="Text_20_body">
      <style:text-properties officeooo:rsid="000fa52c" officeooo:paragraph-rsid="000fa52c"/>
    </style:style>
    <style:style style:name="P7" style:family="paragraph" style:parent-style-name="Text_20_body">
      <style:text-properties officeooo:paragraph-rsid="0011bf1d"/>
    </style:style>
    <style:style style:name="P8" style:family="paragraph" style:parent-style-name="Title">
      <style:paragraph-properties fo:text-align="center" style:justify-single-word="false"/>
      <style:text-properties style:font-name="Liberation Sans" fo:font-size="28pt" officeooo:rsid="000933f5" officeooo:paragraph-rsid="000beeec" style:font-name-asian="Noto Sans CJK SC Regular" style:font-size-asian="28pt" style:font-name-complex="FreeSans" style:font-size-complex="28pt"/>
    </style:style>
    <style:style style:name="P9" style:family="paragraph" style:parent-style-name="Title">
      <style:text-properties officeooo:rsid="000933f5" officeooo:paragraph-rsid="000933f5"/>
    </style:style>
    <style:style style:name="P10" style:family="paragraph" style:parent-style-name="Heading_20_1">
      <style:paragraph-properties fo:break-before="page"/>
      <style:text-properties officeooo:rsid="000a2332" officeooo:paragraph-rsid="000a2332"/>
    </style:style>
    <style:style style:name="P11" style:family="paragraph" style:parent-style-name="Heading_20_2">
      <style:text-properties officeooo:rsid="000a2332" officeooo:paragraph-rsid="000a2332"/>
    </style:style>
    <style:style style:name="T1" style:family="text">
      <style:text-properties officeooo:rsid="000beeec"/>
    </style:style>
    <style:style style:name="T2" style:family="text">
      <style:text-properties officeooo:rsid="001119fe"/>
    </style:style>
    <style:style style:name="T3" style:family="text">
      <style:text-properties officeooo:rsid="0011bf1d"/>
    </style:style>
    <style:style style:name="T4" style:family="text">
      <style:text-properties officeooo:rsid="00127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8">Reconnaissance de repliement d’Unité Protéique par apprentissage automatique des propriétés des acides aminés de familles alignées</text:p>
          </table:table-cell>
        </table:table-row>
      </table:table>
      <text:p text:style-name="P9"/>
      <text:p text:style-name="P4">Projet Lo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Ghossoub Pierre</text:p>
      <text:p text:style-name="P3">M2BI</text:p>
      <text:p text:style-name="P3">Université Paris Diderot</text:p>
      <text:p text:style-name="P3">08/01/2018</text:p>
      <text:h text:style-name="P10" text:outline-level="1">Introduction</text:h>
      <text:p text:style-name="P2"/>
      <text:p text:style-name="P2"/>
      <text:p text:style-name="P2"><text:tab/><text:span text:style-name="T1">Au fur et à mesure que le domaine de la bioinformatique se développe, la possibilité de prédire les comportements structuraux des protéines augmente. Cela permet d’obtenir des résultats avant d’initier des approches expérimentales, coûteuses en temps et en moyen. Ce développement est analogue à l’avancée des techniques à haut débit et à la progressive facilité d’utilisation de techniques algorithmiques comme le machine learning.</text:span></text:p>
      <text:p text:style-name="P2"/>
      <text:p text:style-name="P2"><text:tab/><text:span text:style-name="T1">Le but de ce projet est le développement d’une méthode de reconnaissance de repliements sur des unités protéiques. Pour ce faire un apprentissage de la validité d’alignements de séquence de ces unités sera effectué : le programme sera capable de reconnaître un bon d’un mauvais alignement.</text:span></text:p>
      <text:p text:style-name="P2"/>
      <text:p text:style-name="P6"><text:tab/>Le programme nécessitera une base de donnée d’alignements d’unité protéique (Orion) et des propriétés AAINDEX pour <text:span text:style-name="T2">caractériser les séquences d’acides aminés des alignements, ce qui sera utile pour l’apprentissage.</text:span></text:p>
      <text:p text:style-name="P6"/>
      <text:p text:style-name="P6"/>
      <text:p text:style-name="P6"><text:tab/><text:span text:style-name="T2">Le projet contient les parties suivantes : la génération des alignements positifs et négatifs, le choix des AAINDEX représentatifs avec la transformation des alignements en vecteur AAINDEX, l’apprentissage par arbre de décision et le test de reconnaissance d’alignement étrangers à l’apprentissage.</text:span></text:p>
      <text:h text:style-name="P10" text:outline-level="1">Génération des données</text:h>
      <text:h text:style-name="P11" text:outline-level="2">Alignements positifs</text:h>
      <text:p text:style-name="P2"/>
      <text:p text:style-name="P7"><text:tab/><text:span text:style-name="T3">Les alignements positifs sont issus de la base de donnée Orion. Ces alignements sont des .fas générés par mafft. Un fichier « /data/posAlignUp25_35.txt » contient les noms des alignements de taille 25 à 35. Sur la même ligne nous avons des alignements présentant des similarités structurales, ce qui constitue ce que l’algorithme d’apprentissage doit repérer.</text:span></text:p>
      <text:p text:style-name="P2"/>
      <text:h text:style-name="P11" text:outline-level="2">Alignements négatifs</text:h>
      <text:p text:style-name="P2"/>
      <text:p text:style-name="P2"><text:tab/><text:span text:style-name="T4">Il faut générer les alignements négatifs. Ils sont générés par le logiciel mafft à partir de deux fichiers d’alignements issus de deux groupes de similarité différents. L’argument –keeplength permet de garder l’alignement de référence dit « positif » tel quel. L’argument <text:s/>--addfull permet d’enlever les gaps de l’alignement dit « négatif» (puisqu’il n’a pas de similarités structurales avec l’alignement de référence) pour l’utiliser comme nouvelles séquences à aligner.</text:span></text:p>
      <text:h text:style-name="P10" text:outline-level="1">Profil AAINDEX</text:h>
      <text:h text:style-name="P10" text:outline-level="1">Apprentissage par arbre de décision</text:h>
      <text:h text:style-name="P10" text:outline-level="1">Résultats</text:h>
      <text:h text:style-name="P10"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color="#ff3333" fo:font-size="28pt" style:text-underline-style="solid" style:text-underline-width="auto" style:text-underline-color="font-color"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5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2:04:34.387426699</meta:creation-date>
    <dc:date>2018-01-08T14:40:21.344633475</dc:date>
    <meta:editing-duration>PT38M27S</meta:editing-duration>
    <meta:editing-cycles>6</meta:editing-cycles>
    <meta:generator>LibreOffice/5.1.6.2$Linux_X86_64 LibreOffice_project/10m0$Build-2</meta:generator>
    <meta:document-statistic meta:table-count="1" meta:image-count="0" meta:object-count="0" meta:page-count="7" meta:paragraph-count="20" meta:word-count="345" meta:character-count="2405" meta:non-whitespace-character-count="2074"/>
  </office:meta>
</office:document-meta>
</file>